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Recibo1" style:family="table">
      <style:table-properties style:width="17.69cm" fo:margin-left="0.011cm" fo:break-before="auto" fo:break-after="auto" table:align="left"/>
    </style:style>
    <style:style style:name="Recibo1.A" style:family="table-column">
      <style:table-column-properties style:column-width="5.015cm"/>
    </style:style>
    <style:style style:name="Recibo1.B" style:family="table-column">
      <style:table-column-properties style:column-width="3.69cm"/>
    </style:style>
    <style:style style:name="Recibo1.C" style:family="table-column">
      <style:table-column-properties style:column-width="1.602cm"/>
    </style:style>
    <style:style style:name="Recibo1.D" style:family="table-column">
      <style:table-column-properties style:column-width="7.384cm"/>
    </style:style>
    <style:style style:name="Recibo1.1" style:family="table-row">
      <style:table-row-properties style:min-row-height="1.1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>
      <style:table-row-properties style:row-height="0.557cm"/>
    </style:style>
    <style:style style:name="Recibo1.4" style:family="table-row">
      <style:table-row-properties style:row-height="0.503cm"/>
    </style:style>
    <style:style style:name="Recibo1.A4" style:family="table-cell">
      <style:table-cell-properties fo:padding="0.097cm" fo:border-left="0.05pt solid #000000" fo:border-right="none" fo:border-top="none" fo:border-bottom="0.05pt solid #000000"/>
    </style:style>
    <style:style style:name="Recibo1.6" style:family="table-row">
      <style:table-row-properties style:row-height="0.499cm"/>
    </style:style>
    <style:style style:name="Recibo1.7" style:family="table-row">
      <style:table-row-properties style:row-height="0.453cm"/>
    </style:style>
    <style:style style:name="Recibo1.8" style:family="table-row">
      <style:table-row-properties style:row-height="1.277cm" fo:keep-together="always"/>
    </style:style>
    <style:style style:name="Recibo1.10" style:family="table-row">
      <style:table-row-properties style:row-height="0.547cm"/>
    </style:style>
    <style:style style:name="Recibo1.12" style:family="table-row">
      <style:table-row-properties style:row-height="0.45cm"/>
    </style:style>
    <style:style style:name="Recibo1.13" style:family="table-row">
      <style:table-row-properties style:min-row-height="0.59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officeooo:paragraph-rsid="004e8b2b" style:font-size-asian="8pt" style:font-size-complex="8pt"/>
    </style:style>
    <style:style style:name="P2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93bc97" style:font-size-asian="8pt" style:font-size-complex="8pt"/>
    </style:style>
    <style:style style:name="P3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4" style:family="paragraph" style:parent-style-name="Table_20_Contents">
      <style:text-properties style:font-name="Arial" fo:font-size="8pt" officeooo:rsid="0006e4ae" officeooo:paragraph-rsid="009fe1f5" style:font-size-asian="8pt" style:font-size-complex="8pt"/>
    </style:style>
    <style:style style:name="P5" style:family="paragraph" style:parent-style-name="Table_20_Contents">
      <style:text-properties style:font-name="Arial" fo:font-size="8pt" officeooo:rsid="0006e4ae" officeooo:paragraph-rsid="0019fd82" style:font-size-asian="8pt" style:font-size-complex="8pt"/>
    </style:style>
    <style:style style:name="P6" style:family="paragraph" style:parent-style-name="Table_20_Contents">
      <style:paragraph-properties fo:break-before="page"/>
      <style:text-properties style:font-name="Arial" fo:font-size="8pt" officeooo:rsid="0006e4ae" officeooo:paragraph-rsid="0058b415" style:font-size-asian="8pt" style:font-size-complex="8pt"/>
    </style:style>
    <style:style style:name="P7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4e8b2b" style:font-size-asian="8pt" style:font-size-complex="8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4e8b2b" style:font-size-asian="8pt" style:font-size-complex="8pt"/>
    </style:style>
    <style:style style:name="P9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c84f2a" style:font-size-asian="8pt" style:font-size-complex="8pt"/>
    </style:style>
    <style:style style:name="P10" style:family="paragraph" style:parent-style-name="Table_20_Contents">
      <style:text-properties style:font-name="Arial" fo:font-size="8pt" officeooo:rsid="0007cda6" officeooo:paragraph-rsid="0007cda6" style:font-size-asian="8pt" style:font-size-complex="8pt"/>
    </style:style>
    <style:style style:name="P11" style:family="paragraph" style:parent-style-name="Table_20_Contents">
      <style:text-properties style:font-name="Arial" fo:font-size="8pt" officeooo:rsid="000982e5" officeooo:paragraph-rsid="000982e5" style:font-size-asian="8pt" style:font-size-complex="8pt"/>
    </style:style>
    <style:style style:name="P12" style:family="paragraph" style:parent-style-name="Standard">
      <style:text-properties style:font-name="Arial" fo:font-size="8pt" officeooo:paragraph-rsid="00635f44" style:font-size-asian="8pt" style:font-size-complex="8pt"/>
    </style:style>
    <style:style style:name="P1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98f377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7785a8" style:font-size-asian="8pt" style:font-weight-asian="normal" style:font-size-complex="8pt" style:font-weight-complex="normal"/>
    </style:style>
    <style:style style:name="P15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04a0cf" officeooo:paragraph-rsid="004e8b2b" style:font-size-asian="8pt" style:font-weight-asian="bold" style:font-size-complex="8pt" style:font-weight-complex="bold"/>
    </style:style>
    <style:style style:name="P16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19fd82" officeooo:paragraph-rsid="004e8b2b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Arial" fo:font-size="8pt" fo:font-weight="bold" officeooo:rsid="0006e4ae" officeooo:paragraph-rsid="0006e4ae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rial" fo:font-size="8pt" fo:font-weight="bold" officeooo:rsid="0095a649" officeooo:paragraph-rsid="0095a649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06e4ae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fo:font-weight="normal" officeooo:rsid="0006e4ae" officeooo:paragraph-rsid="001ed87a" style:font-size-asian="7pt" style:font-weight-asian="normal" style:font-size-complex="7pt" style:font-weight-complex="normal"/>
    </style:style>
    <style:style style:name="P2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loext:opacity="100%" style:font-name="Arial" fo:font-size="8pt" style:text-underline-style="none" fo:font-weight="bold" officeooo:rsid="0004a0cf" officeooo:paragraph-rsid="004e8b2b" fo:background-color="transparent" style:font-size-asian="8pt" style:font-weight-asian="bold" style:font-size-complex="8pt" style:font-weight-complex="bold"/>
    </style:style>
    <style:style style:name="P24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T1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loext:opacity="100%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5" style:family="text">
      <style:text-properties fo:color="#ffffff" loext:opacity="100%" fo:font-weight="bold" fo:background-color="transparent" loext:char-shading-value="0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d8593d"/>
    </style:style>
    <style:style style:name="T8" style:family="text">
      <style:text-properties officeooo:rsid="000ccb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<text:s text:c="91"/></text:p>
            <text:p text:style-name="P7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15">Original</text:p>
            <text:p text:style-name="P16">Recibo Nro</text:p>
            <text:p text:style-name="P23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6">APELLIDO Y NOMBRE 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5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 table:style-name="Recibo1.3">
          <table:table-cell table:style-name="Recibo1.A1" table:number-columns-spanned="2" office:value-type="string">
            <text:p text:style-name="P6">TIPO Y NRO DE DOCUMENTO <text:s text:c="3"/><text:span text:style-name="Line_20_numbering"><text:span text:style-name="T4">DNI </text:span></text:span><text:span text:style-name="Line_20_numbering"><text:span text:style-name="T1"><text:placeholder text:placeholder-type="text">&lt;recibo.partner.dni&gt;</text:placeholder></text:span></text:span><text:span text:style-name="Line_20_numbering"><text:span text:style-name="T1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6">CUIT <text:span text:style-name="Line_20_numbering"><text:span text:style-name="T1"><text:placeholder text:placeholder-type="text">&lt;recibo.partner.party.vat_number&gt;</text:placeholder></text:span></text:span></text:p>
          </table:table-cell>
          <table:covered-table-cell/>
        </table:table-row>
        <table:table-row table:style-name="Recibo1.4">
          <table:table-cell table:style-name="Recibo1.A4" table:number-columns-spanned="2" office:value-type="string">
            <text:p text:style-name="P3">FECHA DE INGRESO <text:s text:c="4"/><text:span text:style-name="Line_20_numbering"><text:span text:style-name="T1"><text:placeholder text:placeholder-type="text">&lt;recibo.partner.incorporation_date&gt;</text:placeholder></text:span></text:span><text:span text:style-name="Line_20_numbering"><text:span text:style-name="T1"><text:s/></text:span></text:span></text:p>
          </table:table-cell>
          <table:covered-table-cell/>
          <table:table-cell table:style-name="Recibo1.A2" table:number-columns-spanned="2" office:value-type="string">
            <text:p text:style-name="P5">PERIODO DE LIQUIDACIÓN <text:s/><text:span text:style-name="Line_20_numbering"><text:span text:style-name="T1"><text:placeholder text:placeholder-type="text">&lt;recibo.periodo_liquidado&gt;</text:placeholder></text:span></text:span></text:p>
          </table:table-cell>
          <table:covered-table-cell/>
        </table:table-row>
        <table:table-row table:style-name="Recibo1.4">
          <table:table-cell table:style-name="Recibo1.A4" table:number-columns-spanned="2" office:value-type="string">
            <text:p text:style-name="P4">L<text:span text:style-name="T7">UGAR</text:span> DE TRABAJ<text:span text:style-name="T7">O</text:span> <text:s/><text:span text:style-name="Line_20_numbering"><text:span text:style-name="T1"><text:placeholder text:placeholder-type="text">&lt;recibo.partner.lugar_de_trabajo&gt;</text:placeholder></text:span></text:span></text:p>
          </table:table-cell>
          <table:covered-table-cell/>
          <table:table-cell table:style-name="Recibo1.A2" table:number-columns-spanned="2" office:value-type="string">
            <text:p text:style-name="P4">CAT.PROFESIONAL <text:span text:style-name="Line_20_numbering"><text:span text:style-name="T1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6">
          <table:table-cell table:style-name="Recibo1.A2" table:number-columns-spanned="4" office:value-type="string">
            <text:p text:style-name="P17"><text:s text:c="19"/>CONCEPTO <text:s text:c="59"/>IMPORTES</text:p>
          </table:table-cell>
          <table:covered-table-cell/>
          <table:covered-table-cell/>
          <table:covered-table-cell/>
        </table:table-row>
        <table:table-row table:style-name="Recibo1.7">
          <table:table-cell table:style-name="Recibo1.A4" office:value-type="string">
            <text:p text:style-name="P19"/>
          </table:table-cell>
          <table:table-cell table:style-name="Recibo1.A4" table:number-columns-spanned="2" office:value-type="string">
            <text:p text:style-name="P21">RETORNO</text:p>
          </table:table-cell>
          <table:covered-table-cell/>
          <table:table-cell table:style-name="Recibo1.A2" office:value-type="string">
            <text:p text:style-name="P21">DEDUCCIONES</text:p>
          </table:table-cell>
        </table:table-row>
        <table:table-row table:style-name="Recibo1.8">
          <table:table-cell table:style-name="Recibo1.A4" office:value-type="string">
            <text:p text:style-name="P22"><text:placeholder text:placeholder-type="text">&lt;concepto_liquidado&gt;</text:placeholder></text:p>
            <text:p text:style-name="P12"/>
          </table:table-cell>
          <table:table-cell table:style-name="Recibo1.A4" table:number-columns-spanned="2" office:value-type="string">
            <text:p text:style-name="P14"><text:placeholder text:placeholder-type="text">&lt;formatLang(recibo.amount, recibo.party.lang,currency=recibo.currency)&gt;</text:placeholder></text:p>
          </table:table-cell>
          <table:covered-table-cell/>
          <table:table-cell table:style-name="Recibo1.A2" office:value-type="string">
            <text:p text:style-name="P2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</table:table-row>
        <table:table-row table:style-name="Recibo1.4">
          <table:table-cell table:style-name="Recibo1.A4" office:value-type="string">
            <text:p text:style-name="P18">SUBTOTAL</text:p>
          </table:table-cell>
          <table:table-cell table:style-name="Recibo1.A4" table:number-columns-spanned="2" office:value-type="string">
            <text:p text:style-name="P13"><text:placeholder text:placeholder-type="text">&lt;formatLang(recibo.total+recibo.valor_cuota, recibo.party.lang, currency=recibo.currency)&gt;</text:placeholder></text:p>
          </table:table-cell>
          <table:covered-table-cell/>
          <table:table-cell table:style-name="Recibo1.A2" office:value-type="string">
            <text:p text:style-name="P13"><text:placeholder text:placeholder-type="text">&lt;formatLang(recibo.valor_cuota, recibo.party.lang, currency=recibo.currency)&gt;</text:placeholder></text:p>
          </table:table-cell>
        </table:table-row>
        <table:table-row table:style-name="Recibo1.10">
          <table:table-cell table:style-name="Recibo1.A4" table:number-columns-spanned="3" office:value-type="string">
            <text:p text:style-name="P18">TOTAL</text:p>
          </table:table-cell>
          <table:covered-table-cell/>
          <table:covered-table-cell/>
          <table:table-cell table:style-name="Recibo1.A2" office:value-type="string">
            <text:p text:style-name="P13"><text:placeholder text:placeholder-type="text">&lt;formatLang(recibo.total, recibo.party.lang, currency=recibo.currency)&gt;</text:placeholder></text:p>
          </table:table-cell>
        </table:table-row>
        <table:table-row table:style-name="Recibo1.4">
          <table:table-cell table:style-name="Recibo1.A2" table:number-columns-spanned="4" office:value-type="string">
            <text:p text:style-name="P10">SON PESOS <text:span text:style-name="T6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11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2" table:number-columns-spanned="4" office:value-type="string">
            <text:p text:style-name="P9"><text:placeholder text:placeholder-type="text">&lt;responsable_administrativo&gt;</text:placeholder><text:s/>- <text:span text:style-name="T8">Responsable Administrativo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register-truth-ref-style-name="List_20_Heading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Recibo"/>
    <style:master-page style:name="Recibo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5T00:33:06.331740184</meta:creation-date>
    <meta:editing-duration>PT13H5M17S</meta:editing-duration>
    <meta:editing-cycles>141</meta:editing-cycles>
    <meta:generator>LibreOffice/7.3.7.2$Linux_X86_64 LibreOffice_project/30$Build-2</meta:generator>
    <dc:date>2025-03-20T21:57:05.128388896</dc:date>
    <meta:document-statistic meta:table-count="1" meta:image-count="0" meta:object-count="0" meta:page-count="1" meta:paragraph-count="29" meta:word-count="81" meta:character-count="1373" meta:non-whitespace-character-count="1102"/>
  </office:meta>
</office:document-meta>
</file>